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Participant ID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table:style-name="Default" office:value-type="string" calcext:value-type="string">
            <text:p>n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n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n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n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Default" office:value-type="string" calcext:value-type="string">
            <text:p>p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p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>
            <text:p>p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4" office:value-type="string" calcext:value-type="string">
            <text:p>p1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p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8:08:55.176883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05:57:16.379837320</meta:creation-date>
    <dc:date>2021-08-05T09:36:26.534020845</dc:date>
    <meta:editing-duration>PT15H40M12S</meta:editing-duration>
    <meta:editing-cycles>6</meta:editing-cycles>
    <meta:generator>LibreOffice/6.0.7.3$Linux_X86_64 LibreOffice_project/00m0$Build-3</meta:generator>
    <meta:document-statistic meta:table-count="1" meta:cell-count="54" meta:object-count="0"/>
  </office:meta>
</office:document-meta>
</file>